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 style:data-style-name="N100">
      <style:text-properties style:text-position="" style:font-name="Arial" style:font-name-asian="ヒラギノ角ゴ ProN W3" style:font-name-complex="Arial Unicode MS"/>
    </style:style>
    <style:style style:name="ce6" style:family="table-cell" style:parent-style-name="Default" style:data-style-name="N100">
      <style:text-properties style:text-position="" fo:language="en" fo:country="US" style:language-asian="en" style:country-asian="US" style:language-complex="en" style:country-complex="US"/>
    </style:style>
    <style:style style:name="ce1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100"/>
  </office:automatic-styles>
  <office:body>
    <office:spreadsheet>
      <table:table table:name="pre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istory.t_us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8"/>
        <table:table-row table:style-name="ro2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#JSON([1,2])</text:p>
          </table:table-cell>
          <table:table-cell office:value-type="string" calcext:value-type="string">
            <text:p>#JSON([3,4])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#JSON(["a","b"])</text:p>
          </table:table-cell>
          <table:table-cell office:value-type="string" calcext:value-type="string">
            <text:p>#JSON(["c","d"])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 calcext:value-type="string">
            <text:p>history.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</table:table-row>
        <table:table-row table:style-name="ro2">
          <table:table-cell office:value-type="string" calcext:value-type="string">
            <text:p>login_ts</text:p>
          </table:table-cell>
          <table:table-cell table:number-columns-repeated="3" office:value-type="string" calcext:value-type="string">
            <text:p>2012-01-01</text:p>
          </table:table-cell>
        </table:table-row>
      </table:table>
      <table:table table:name="params" table:style-name="ta1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2</text:p>
          </table:table-cell>
          <table:table-cell table:style-name="ce6" office:value-type="string" calcext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3</text:p>
          </table:table-cell>
          <table:table-cell office:value-type="string" calcext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4</text:p>
          </table:table-cell>
          <table:table-cell office:value-type="string" calcext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5</text:p>
          </table:table-cell>
          <table:table-cell office:value-type="string" calcext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6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7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8</text:p>
          </table:table-cell>
          <table:table-cell office:value-type="string" calcext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unmatc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e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EVAL(Time.now.hou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2</text:p>
          </table:table-cell>
          <table:table-cell office:value-type="string" calcext:value-type="string">
            <text:p>#EVAL("a" + "b"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3</text:p>
          </table:table-cell>
          <table:table-cell office:value-type="string" calcext:value-type="string">
            <text:p>#EVAL(1+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utput_cou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#REF(output_count_lis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output_count_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p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no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N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2</text:p>
          </table:table-cell>
          <table:table-cell office:value-type="string" calcext:value-type="string">
            <text:p>#NOW(-86400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8"/>
        <table:table-row table:style-name="ro2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istory.t_us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  <table:table-row table:style-name="ro3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ost3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 table:number-rows-repeated="3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00/00/00</text:date>, <text:time style:data-style-name="N2" text:time-value="0000-00-00T00:00:01.01870288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4-01-15T08:26:56.017527000</dc:date>
    <meta:editing-duration>PT5H33M16S</meta:editing-duration>
    <meta:editing-cycles>71</meta:editing-cycles>
    <meta:generator>LibreOffice/4.1.2.3$MacOSX_x86 LibreOffice_project/40b2d7fde7e8d2d7bc5a449dc65df4d08a7dd38</meta:generator>
    <meta:document-statistic meta:table-count="6" meta:cell-count="266" meta:object-count="0"/>
  </office:meta>
</office:document-meta>
</file>